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A4000008988B9944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6cm" svg:height="27.935cm" svg:x="0cm" svg:y="0cm">
          <draw:image xlink:href="Pictures/10000000000006A4000008988B9944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587cm" fo:page-height="27.9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1"/>
    <meta:generator>LibreOffice/25.2.3.2$Linux_X86_64 LibreOffice_project/520$Build-2</meta:generator>
  </office:meta>
</office:document-meta>
</file>